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54.49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h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h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haron Val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ake Resor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ne of them mentioned at the end on page 13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 with photo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olf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d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.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Cott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e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“Paul’s Lunch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9" calcext:value-type="float">
            <text:p>1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separately listed as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outh Orang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 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vey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ool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8" calcext:value-type="float">
            <text:p>28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illinery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Cleane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adio Servic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22" calcext:value-type="float">
            <text:p>2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5" calcext:value-type="float">
            <text:p>1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overs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axicab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orri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2" calcext:value-type="float">
            <text:p>2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Can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0:01:16.6137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7-22T10:01:38.766443000</dc:date>
    <dc:creator>Claudia Engel</dc:creator>
    <meta:editing-duration>P14DT17H31M43S</meta:editing-duration>
    <meta:editing-cycles>461</meta:editing-cycles>
    <meta:generator>LibreOffice/5.1.3.2$MacOSX_X86_64 LibreOffice_project/644e4637d1d8544fd9f56425bd6cec110e49301b</meta:generator>
    <meta:document-statistic meta:table-count="1" meta:cell-count="4948" meta:object-count="0"/>
  </office:meta>
</office:document-meta>
</file>